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D10000012F76E48552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3.521cm" svg:x="0.249cm" svg:y="0.51cm">
          <draw:image xlink:href="Pictures/20000002000002D10000012F76E48552.eps" xlink:type="simple" xlink:show="embed" xlink:actuate="onLoad">
            <text:p/>
          </draw:image>
        </draw:frame>
        <draw:frame draw:style-name="gr2" draw:layer="layout" svg:width="0.401cm" svg:height="0.308cm" svg:x="0.317cm" svg:y="0.68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392cm" svg:height="0.308cm" svg:x="0.303cm" svg:y="1.0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392cm" svg:height="0.312cm" svg:x="0.303cm" svg:y="1.33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401cm" svg:height="0.308cm" svg:x="0.306cm" svg:y="1.79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408cm" svg:height="0.312cm" svg:x="0.292cm" svg:y="2.85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408cm" svg:height="0.312cm" svg:x="0.29cm" svg:y="2.1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392cm" svg:height="0.308cm" svg:x="0.303cm" svg:y="3.20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42cm" svg:height="0.312cm" svg:x="0.303cm" svg:y="2.45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392cm" svg:height="0.312cm" svg:x="0.303cm" svg:y="3.5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1.287cm" svg:height="0.312cm" svg:x="2.293cm" svg:y="0.80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1.316cm" svg:height="0.312cm" svg:x="2.294cm" svg:y="1.92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1.289cm" svg:height="0.312cm" svg:x="2.346cm" svg:y="3.03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4.181cm" svg:height="0.337cm" svg:x="4.411cm" svg:y="1.63cm">
          <draw:object xlink:href="./Object 13" xlink:type="simple" xlink:show="embed" xlink:actuate="onLoad"/>
          <draw:image xlink:href="./ObjectReplacements/Object 1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2-12-29T19:20:00</dc:date>
    <dc:creator>kkk </dc:creator>
    <meta:editing-duration>PT5H35M18S</meta:editing-duration>
    <meta:editing-cycles>30</meta:editing-cycles>
    <meta:generator>LibreOffice/3.3$Linux LibreOffice_project/330m19$Build-401</meta:generator>
    <meta:document-statistic meta:object-count="14"/>
  </office:meta>
</office:document-meta>
</file>

<file path=Object 1/content.xml><?xml version="1.0" encoding="utf-8"?>
<math xmlns="http://www.w3.org/1998/Math/MathML">
  <semantics>
    <mi>A</mi>
    <annotation encoding="StarMath 5.0">A</annotation>
  </semantics>
</math>
</file>

<file path=Object 10/content.xml><?xml version="1.0" encoding="utf-8"?>
<math xmlns="http://www.w3.org/1998/Math/MathML">
  <semantics>
    <mrow>
      <mrow>
        <mi>A</mi>
        <mo stretchy="false">+</mo>
        <mi>B</mi>
      </mrow>
      <mo stretchy="false">+</mo>
      <mi>C</mi>
    </mrow>
    <annotation encoding="StarMath 5.0">A+B+C</annotation>
  </semantics>
</math>
</file>

<file path=Object 11/content.xml><?xml version="1.0" encoding="utf-8"?>
<math xmlns="http://www.w3.org/1998/Math/MathML">
  <semantics>
    <mrow>
      <mrow>
        <mi>A</mi>
        <mo stretchy="false">+</mo>
        <mover accent="true">
          <mi>B</mi>
          <mo>¯</mo>
        </mover>
      </mrow>
      <mo stretchy="false">+</mo>
      <mover accent="true">
        <mi>C</mi>
        <mo>¯</mo>
      </mover>
    </mrow>
    <annotation encoding="StarMath 5.0">A+overline{B}+overline{C}</annotation>
  </semantics>
</math>
</file>

<file path=Object 12/content.xml><?xml version="1.0" encoding="utf-8"?>
<math xmlns="http://www.w3.org/1998/Math/MathML">
  <semantics>
    <mrow>
      <mrow>
        <mover accent="true">
          <mi>A</mi>
          <mo>¯</mo>
        </mover>
        <mo stretchy="false">+</mo>
        <mi>B</mi>
      </mrow>
      <mo stretchy="false">+</mo>
      <mi>C</mi>
    </mrow>
    <annotation encoding="StarMath 5.0">overline{A}+B+C</annotation>
  </semantics>
</math>
</file>

<file path=Object 13/content.xml><?xml version="1.0" encoding="utf-8"?>
<math xmlns="http://www.w3.org/1998/Math/MathML">
  <semantics>
    <mrow>
      <mrow>
        <mo stretchy="false">(</mo>
        <mrow>
          <mrow>
            <mi>A</mi>
            <mo stretchy="false">+</mo>
            <mi>B</mi>
          </mrow>
          <mo stretchy="false">+</mo>
          <mi>C</mi>
        </mrow>
        <mo stretchy="false">)</mo>
      </mrow>
      <mrow>
        <mo stretchy="false">(</mo>
        <mrow>
          <mrow>
            <mi>a</mi>
            <mo stretchy="false">+</mo>
            <mover accent="true">
              <mi>B</mi>
              <mo>¯</mo>
            </mover>
          </mrow>
          <mo stretchy="false">+</mo>
          <mover accent="true">
            <mi>C</mi>
            <mo>¯</mo>
          </mover>
        </mrow>
        <mo stretchy="false">)</mo>
      </mrow>
      <mrow>
        <mo stretchy="false">(</mo>
        <mrow>
          <mrow>
            <mover accent="true">
              <mi>A</mi>
              <mo>¯</mo>
            </mover>
            <mo stretchy="false">+</mo>
            <mi>B</mi>
          </mrow>
          <mo stretchy="false">+</mo>
          <mi>C</mi>
        </mrow>
        <mo stretchy="false">)</mo>
      </mrow>
    </mrow>
    <annotation encoding="StarMath 5.0">(A+B+C)(a+overline{B}+overline{C})(overline{A}+B+C)</annotation>
  </semantics>
</math>
</file>

<file path=Object 2/content.xml><?xml version="1.0" encoding="utf-8"?>
<math xmlns="http://www.w3.org/1998/Math/MathML">
  <semantics>
    <mi>B</mi>
    <annotation encoding="StarMath 5.0">B</annotation>
  </semantics>
</math>
</file>

<file path=Object 3/content.xml><?xml version="1.0" encoding="utf-8"?>
<math xmlns="http://www.w3.org/1998/Math/MathML">
  <semantics>
    <mi>C</mi>
    <annotation encoding="StarMath 5.0">C</annotation>
  </semantics>
</math>
</file>

<file path=Object 4/content.xml><?xml version="1.0" encoding="utf-8"?>
<math xmlns="http://www.w3.org/1998/Math/MathML">
  <semantics>
    <mi>A</mi>
    <annotation encoding="StarMath 5.0">A</annotation>
  </semantics>
</math>
</file>

<file path=Object 5/content.xml><?xml version="1.0" encoding="utf-8"?>
<math xmlns="http://www.w3.org/1998/Math/MathML">
  <semantics>
    <mover accent="true">
      <mi>A</mi>
      <mo>¯</mo>
    </mover>
    <annotation encoding="StarMath 5.0">overline{A}</annotation>
  </semantics>
</math>
</file>

<file path=Object 6/content.xml><?xml version="1.0" encoding="utf-8"?>
<math xmlns="http://www.w3.org/1998/Math/MathML">
  <semantics>
    <mover accent="true">
      <mi>B</mi>
      <mo>¯</mo>
    </mover>
    <annotation encoding="StarMath 5.0">overline{B}</annotation>
  </semantics>
</math>
</file>

<file path=Object 7/content.xml><?xml version="1.0" encoding="utf-8"?>
<math xmlns="http://www.w3.org/1998/Math/MathML">
  <semantics>
    <mi>B</mi>
    <annotation encoding="StarMath 5.0">B</annotation>
  </semantics>
</math>
</file>

<file path=Object 8/content.xml><?xml version="1.0" encoding="utf-8"?>
<math xmlns="http://www.w3.org/1998/Math/MathML">
  <semantics>
    <mover accent="true">
      <mi>C</mi>
      <mo>¯</mo>
    </mover>
    <annotation encoding="StarMath 5.0">overline{C}</annotation>
  </semantics>
</math>
</file>

<file path=Object 9/content.xml><?xml version="1.0" encoding="utf-8"?>
<math xmlns="http://www.w3.org/1998/Math/MathML">
  <semantics>
    <mi>C</mi>
    <annotation encoding="StarMath 5.0">C</annotation>
  </semantics>
</math>
</file>